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2263" officeooo:paragraph-rsid="001922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eakpoint 1, 0x08049317 in getbuf ()</text:p>
      <text:p text:style-name="P1">(gdb) run -u jihe7875 &lt;assembly4.bin</text:p>
      <text:p text:style-name="P1">The program being debugged has been started already.</text:p>
      <text:p text:style-name="P1">Start it from the beginning? (y or n) y</text:p>
      <text:p text:style-name="P1">Starting program: /home/j/jihe7875/Homework/2400/BufLab/buflab-handout/bufbomb -u jihe7875 &lt;assembly4.bin</text:p>
      <text:p text:style-name="P1">/bin/bash: assembly4.bin: No such file or directory</text:p>
      <text:p text:style-name="P1">During startup program exited with code 1.</text:p>
      <text:p text:style-name="P1">(gdb) x/100wx $esp</text:p>
      <text:p text:style-name="P1">No registers.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9:26:50.679274572</meta:creation-date>
    <dc:date>2015-03-06T19:58:26.288069442</dc:date>
    <meta:editing-duration>PT15M1S</meta:editing-duration>
    <meta:editing-cycles>1</meta:editing-cycles>
    <meta:document-statistic meta:table-count="0" meta:image-count="0" meta:object-count="0" meta:page-count="1" meta:paragraph-count="9" meta:word-count="53" meta:character-count="402" meta:non-whitespace-character-count="349"/>
    <meta:generator>LibreOffice/4.2.7.2$Linux_X86_64 LibreOffice_project/420m0$Build-2</meta:generator>
  </office:meta>
</office:document-meta>
</file>